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Helvetica" svg:font-family="Helvetica, arial, freesans, clean,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list-style-name="L3">
      <style:paragraph-properties fo:text-align="start" style:justify-single-word="false"/>
      <style:text-properties style:font-name="Liberation Serif" fo:font-size="12pt" style:text-underline-style="solid" style:text-underline-width="auto" style:text-underline-color="font-color" style:font-size-asian="12pt" style:font-size-complex="12pt"/>
    </style:style>
    <style:style style:name="P4" style:family="paragraph" style:parent-style-name="Standard">
      <style:text-properties style:font-name="Liberation Serif" fo:font-size="12pt" style:font-size-asian="12pt" style:font-size-complex="12pt"/>
    </style:style>
    <style:style style:name="P5" style:family="paragraph" style:parent-style-name="Standard" style:list-style-name="L2">
      <style:text-properties style:font-name="Liberation Serif" fo:font-size="12pt" style:font-size-asian="12pt" style:font-size-complex="12pt"/>
    </style:style>
    <style:style style:name="P6" style:family="paragraph" style:parent-style-name="Standard">
      <style:paragraph-properties fo:text-align="start" style:justify-single-word="false"/>
      <style:text-properties style:font-name="Liberation Serif"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Liberation Serif" fo:font-size="12pt" fo:font-weight="bold" style:font-size-asian="12pt" style:font-size-complex="12pt"/>
    </style:style>
    <style:style style:name="P8" style:family="paragraph" style:parent-style-name="Standard">
      <style:paragraph-properties fo:text-align="start" style:justify-single-word="false"/>
      <style:text-properties style:font-name="Liberation Serif"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333333" style:font-name="Helvetica" fo:font-size="9.75pt" fo:letter-spacing="normal" fo:font-style="normal" fo:font-weight="normal"/>
    </style:style>
    <style:style style:name="T4" style:family="text">
      <style:text-properties fo:font-variant="normal" fo:text-transform="none" fo:color="#333333" style:font-name="Helvetica" fo:font-size="9.75pt" fo:letter-spacing="normal" fo:font-style="normal" fo:font-weight="normal" style:font-weight-asian="normal" style:font-weight-complex="normal"/>
    </style:style>
    <style:style style:name="T5" style:family="text">
      <style:text-properties fo:font-variant="normal" fo:text-transform="none" fo:color="#333333" style:font-name="Helvetica" fo:font-size="9.75pt" fo:letter-spacing="normal" fo:font-style="normal" style:text-underline-style="none" fo:font-weight="normal" style:font-weight-asian="normal" style:font-weight-complex="normal"/>
    </style:style>
    <style:style style:name="T6" style:family="text">
      <style:text-properties fo:font-variant="normal" fo:text-transform="none" fo:color="#333333" style:font-name="Helvetica" fo:font-size="9.75pt" fo:letter-spacing="normal" fo:font-style="normal" style:text-underline-style="none" style:font-weight-asian="bold" style:font-weight-complex="bold"/>
    </style:style>
    <style:style style:name="T7" style:family="text">
      <style:text-properties fo:font-variant="normal" fo:text-transform="none" fo:color="#333333" style:font-name="Helvetica" fo:font-size="9.75pt" fo:letter-spacing="normal" fo:font-style="normal" style:text-underline-style="solid" style:text-underline-width="auto" style:text-underline-color="font-color"/>
    </style:style>
    <style:style style:name="T8" style:family="text">
      <style:text-properties fo:font-variant="normal" fo:text-transform="none" fo:color="#333333" style:font-name="Helvetica" fo:font-size="9.75pt" fo:letter-spacing="normal" fo:font-style="normal" style:text-underline-style="solid" style:text-underline-width="auto" style:text-underline-color="font-color" fo:font-weight="normal" style:font-weight-asian="normal" style:font-weight-complex="normal"/>
    </style:style>
    <style:style style:name="T9" style:family="text">
      <style:text-properties fo:font-variant="normal" fo:text-transform="none" fo:color="#333333" style:font-name="Helvetica" fo:font-size="9.75pt" fo:letter-spacing="normal" fo:font-style="normal" style:text-underline-style="solid" style:text-underline-width="auto" style:text-underline-color="font-color" style:font-weight-asian="bold" style:font-weight-complex="bold"/>
    </style:style>
    <style:style style:name="T10" style:family="text">
      <style:text-properties fo:font-variant="normal" fo:text-transform="none" fo:color="#333333" fo:font-size="9.75pt" fo:letter-spacing="normal" fo:font-style="normal" fo:font-weight="normal"/>
    </style:style>
    <style:style style:name="T11" style:family="text">
      <style:text-properties fo:font-variant="normal" fo:text-transform="none" fo:color="#333333" fo:font-size="9.75pt" fo:letter-spacing="normal" fo:font-style="normal" fo:font-weight="normal" style:font-weight-asian="normal" style:font-weight-complex="normal"/>
    </style:style>
    <style:style style:name="T12" style:family="text">
      <style:text-properties fo:font-variant="normal" fo:text-transform="none" fo:color="#333333" fo:font-size="9.75pt" fo:letter-spacing="normal" fo:font-style="normal" style:text-underline-style="none" fo:font-weight="normal" style:font-weight-asian="normal" style:font-weight-complex="normal"/>
    </style:style>
    <style:style style:name="T13" style:family="text">
      <style:text-properties fo:font-variant="normal" fo:text-transform="none" fo:color="#333333" fo:font-size="9.75pt" fo:letter-spacing="normal" fo:font-style="normal" style:text-underline-style="none" style:font-weight-asian="bold" style:font-weight-complex="bold"/>
    </style:style>
    <style:style style:name="T14" style:family="text">
      <style:text-properties fo:font-variant="normal" fo:text-transform="none" fo:color="#333333" fo:font-size="9.75pt" fo:letter-spacing="normal" fo:font-style="normal" style:text-underline-style="solid" style:text-underline-width="auto" style:text-underline-color="font-color"/>
    </style:style>
    <style:style style:name="T15" style:family="text">
      <style:text-properties fo:font-variant="normal" fo:text-transform="none" fo:color="#333333" fo:font-size="9.75pt" fo:letter-spacing="normal" fo:font-style="normal" style:text-underline-style="solid" style:text-underline-width="auto" style:text-underline-color="font-color" style:font-weight-asian="bold" style:font-weight-complex="bold"/>
    </style:style>
    <style:style style:name="T16" style:family="text">
      <style:text-properties fo:font-variant="normal" fo:text-transform="none" fo:color="#333333" fo:letter-spacing="normal" fo:font-style="normal" fo:font-weight="normal"/>
    </style:style>
    <style:style style:name="T17" style:family="text">
      <style:text-properties fo:font-variant="normal" fo:text-transform="none" fo:color="#333333" fo:letter-spacing="normal" fo:font-style="normal" fo:font-weight="normal" style:font-weight-asian="normal" style:font-weight-complex="normal"/>
    </style:style>
    <style:style style:name="T18" style:family="text">
      <style:text-properties fo:font-variant="normal" fo:text-transform="none" fo:color="#333333" fo:letter-spacing="normal" fo:font-style="normal" style:text-underline-style="none"/>
    </style:style>
    <style:style style:name="T19" style:family="text">
      <style:text-properties fo:font-variant="normal" fo:text-transform="none" fo:color="#333333" fo:letter-spacing="normal" fo:font-style="normal" style:text-underline-style="none" fo:font-weight="normal" style:font-weight-asian="normal" style:font-weight-complex="normal"/>
    </style:style>
    <style:style style:name="T20" style:family="text">
      <style:text-properties fo:font-variant="normal" fo:text-transform="none" fo:color="#333333" fo:letter-spacing="normal" fo:font-style="normal" style:text-underline-style="none" style:font-weight-asian="bold" style:font-weight-complex="bold"/>
    </style:style>
    <style:style style:name="T21" style:family="text">
      <style:text-properties fo:font-variant="normal" fo:text-transform="none" fo:color="#333333" fo:letter-spacing="normal" fo:font-style="normal" style:text-underline-style="solid" style:text-underline-width="auto" style:text-underline-color="font-color"/>
    </style:style>
    <style:style style:name="T22" style:family="text">
      <style:text-properties fo:font-variant="normal" fo:text-transform="none" fo:color="#333333" fo:letter-spacing="normal" fo:font-style="normal" style:text-underline-style="solid" style:text-underline-width="auto" style:text-underline-color="font-color" style:font-weight-asian="bold" style:font-weight-complex="bold"/>
    </style:style>
    <style:style style:name="T23" style:family="text">
      <style:text-properties fo:font-variant="normal" fo:text-transform="none" fo:color="#333333" fo:letter-spacing="normal" fo:font-style="normal" style:text-underline-style="solid" style:text-underline-width="auto" style:text-underline-color="font-color" fo:font-weight="normal" style:font-weight-asian="normal" style:font-weight-complex="normal"/>
    </style:style>
    <style:style style:name="T24" style:family="text">
      <style:text-properties style:text-underline-style="none" style:font-weight-asian="bold" style:font-weight-complex="bold"/>
    </style:style>
    <style:style style:name="T25" style:family="text">
      <style:text-properties style:text-underline-style="none" fo:font-weight="bold" style:font-weight-asian="bold" style:font-weight-complex="bold"/>
    </style:style>
    <style:style style:name="T26" style:family="text">
      <style:text-properties style:text-underline-style="none" fo:font-weight="normal" style:font-weight-asian="normal" style:font-weight-complex="normal"/>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style:text-underline-style="solid" style:text-underline-width="auto" style:text-underline-color="font-color" style:font-weight-asian="bold" style:font-weight-complex="bold"/>
    </style:style>
    <style:style style:name="T30" style:family="text">
      <style:text-properties style:font-name="Liberation Serif" fo:font-weight="bold" style:font-weight-asian="bold" style:font-weight-complex="bold"/>
    </style:style>
    <style:style style:name="T31" style:family="text">
      <style:text-properties style:font-name="Liberation Serif" fo:font-size="12pt"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ask Details</text:p>
      <text:p text:style-name="P2"/>
      <text:p text:style-name="P4"/>
      <text:p text:style-name="P4">For <text:span text:style-name="T1">Admin Panel</text:span></text:p>
      <text:p text:style-name="P4"><text:span text:style-name="T1"/></text:p>
      <text:p text:style-name="Standard"><text:span text:style-name="T31">visit </text:span><text:a xlink:type="simple" xlink:href="http://www.vevocart.com/"><text:span text:style-name="T31">www.vevocart.com</text:span></text:a><text:span text:style-name="T31">. It provides demo for Admin Panel. You can visualize how admin panel should be made. </text:span></text:p>
      <text:p text:style-name="P4"><text:span text:style-name="T1"/></text:p>
      <text:list xml:id="list791153468" text:style-name="L1">
        <text:list-item>
          <text:p text:style-name="P1"><text:span text:style-name="T31">Any typical page in admin panel should look like </text:span><text:a xlink:type="simple" xlink:href="http://multistore1.vevocart.com/admin/default.aspx#CustomerList"><text:span text:style-name="T31">http://multistore1.vevocart.com/admin/default.aspx#CustomerList</text:span></text:a><text:a xlink:type="simple" xlink:href="http://multistore1.vevocart.com/admin/default.aspx#CustomerList,"><text:span text:style-name="T31">,</text:span></text:a></text:p>
        </text:list-item>
      </text:list>
      <text:p text:style-name="P4"><text:span text:style-name="T1"/></text:p>
      <text:list xml:id="list1081689711" text:style-name="L2">
        <text:list-item>
          <text:p text:style-name="P5"><text:span text:style-name="T1">Here in this page there is a button for “DELETE”. We don't have to do that. We have to give a column in which “X” icon would be there which indicates deletion operation. LIKE EDIT COLUMN IN THIS PAGE</text:span></text:p>
        </text:list-item>
      </text:list>
      <text:p text:style-name="P4"><text:span text:style-name="T1"/></text:p>
      <text:p text:style-name="P4"><text:span text:style-name="T1"/></text:p>
      <text:p text:style-name="P4"><text:span text:style-name="T1"/></text:p>
      <text:p text:style-name="P2">Individual Task Guides</text:p>
      <text:p text:style-name="P6"/>
      <text:list xml:id="list1850063977" text:style-name="L3">
        <text:list-item>
          <text:p text:style-name="P3"><text:span text:style-name="T1">Article Management ( </text:span><text:span text:style-name="T16">Add new tags to the article. Edit/Delete article )</text:span></text:p>
        </text:list-item>
      </text:list>
      <text:p text:style-name="P6"/>
      <text:p text:style-name="P6"><text:tab/>Steps : <text:span text:style-name="T2">Create a single servlet for “ADD,EDIT AND DELETE” (all three) Operation. It will act as a controller.</text:span></text:p>
      <text:p text:style-name="P6"><text:span text:style-name="T2"><text:tab/></text:span></text:p>
      <text:p text:style-name="P6"><text:span text:style-name="T2"><text:tab/>Create one JSP page. This page will show all the articles in the row format. Like displayed on VEVOCART. Here copy exact concept from the site and arrange it in our site according to our UI template. </text:span></text:p>
      <text:p text:style-name="P6"><text:span text:style-name="T2"/></text:p>
      <text:p text:style-name="P6"><text:span text:style-name="T2"><text:tab/>Create another JSP page which will be used for both INSERT and UPDATION purpose. ( put validation in the page ). Use some good JQuery for Validation and we have methods to validate the fields. It is there is ( com.surpriseme.utils.FieldValidator ).</text:span></text:p>
      <text:p text:style-name="P6"><text:span text:style-name="T2"/></text:p>
      <text:p text:style-name="P6"><text:span text:style-name="T2"><text:tab/></text:span><text:span text:style-name="T27">MUST</text:span><text:span text:style-name="T2"> : Usage of AJAX, JQUERY and JSON for partial refresh.</text:span></text:p>
      <text:p text:style-name="P6"><text:span text:style-name="T2"/></text:p>
      <text:p text:style-name="P6"><text:span text:style-name="T2"><text:tab/></text:span><text:span text:style-name="T27">Classes to look for</text:span><text:span text:style-name="T2"> : <text:s/>ArticleDAOImpl</text:span></text:p>
      <text:p text:style-name="P6"><text:span text:style-name="T2"><text:s/></text:span></text:p>
      <text:p text:style-name="P7"><text:span text:style-name="T26"><text:s text:c="5"/>2) <text:s/></text:span><text:span text:style-name="T29">Sources Management</text:span><text:span text:style-name="T28"> <text:s/>( </text:span><text:span text:style-name="T23">Add new/update/delete functionality for Sources, In updation you can disable any source if source is down. )</text:span></text:p>
      <text:p text:style-name="P7"><text:span text:style-name="T19"/></text:p>
      <text:p text:style-name="P7"><text:span text:style-name="T19"><text:tab/></text:span><text:span text:style-name="T20">Steps : </text:span><text:span text:style-name="T19">Create a single servlet for “ADD,EDIT AND DELETE” (all three) Operation. It will act as a controller.</text:span></text:p>
      <text:p text:style-name="P6"><text:span text:style-name="T2"><text:tab/></text:span></text:p>
      <text:p text:style-name="P6"><text:span text:style-name="T2"><text:tab/>Create one JSP page. This page will show all the sources in the row format. Like displayed on VEVOCART. Here copy exact concept from the site and arrange it in our site according to our UI template. </text:span></text:p>
      <text:p text:style-name="P6"><text:span text:style-name="T2"/></text:p>
      <text:p text:style-name="P6"><text:span text:style-name="T2"><text:tab/>Create another JSP page which will be used for both INSERT and UPDATION purpose. ( put validation in the page ). Use some good JQuery for Validation and we have methods to validate the fields. It is there is ( com.surpriseme.utils.FieldValidator ).</text:span></text:p>
      <text:p text:style-name="P6"><text:span text:style-name="T2"/></text:p>
      <text:p text:style-name="P6"><text:span text:style-name="T17"><text:tab/></text:span><text:span text:style-name="T21">MUST</text:span><text:span text:style-name="T17"> : Usage of AJAX, JQUERY and JSON for partial refresh.</text:span></text:p>
      <text:p text:style-name="P7"><text:span text:style-name="T19"/></text:p>
      <text:p text:style-name="P7"><text:soft-page-break/><text:span text:style-name="T19"><text:tab/></text:span><text:span text:style-name="T22">Classes to look for </text:span><text:span text:style-name="T19">: SourceDAOImpl</text:span></text:p>
      <text:p text:style-name="P7"><text:span text:style-name="T19"/></text:p>
      <text:p text:style-name="P7"><text:span text:style-name="T20">3) Tag Management </text:span><text:span text:style-name="T19"><text:s/>(Add new/update/delete functionality for tags.)</text:span></text:p>
      <text:p text:style-name="P7"><text:span text:style-name="T19"></text:span></text:p>
      <text:p text:style-name="P7"><text:span text:style-name="T20"><text:tab/>Steps :</text:span><text:span text:style-name="T19">Create a single servlet for new/update/delete using the <text:tab/><text:tab/><text:tab/>com.surpriseme.DAOImpl.TagDAOImpl.Create one jsp page to view all the tags which <text:s/><text:tab/>should have buttons for edit and delete such as shown in http://multistore1.vevocart.com/admin/default.aspx#CustomerList, vevocart website. You can also take the concept of Phpmyadmin format.</text:span></text:p>
      <text:p text:style-name="P7"><text:span text:style-name="T19"></text:span></text:p>
      <text:p text:style-name="P7"><text:span text:style-name="T19">Create a page to create tags and also create a page to edit and update a tag.</text:span></text:p>
      <text:p text:style-name="P7"><text:span text:style-name="T19"></text:span></text:p>
      <text:p text:style-name="P7"><text:span text:style-name="T19">Try to use Json,Jquery and Ajax to minimise the loading of the page and for smooth UI.</text:span></text:p>
      <text:p text:style-name="P7"><text:span text:style-name="T19">Also provide proper validations.</text:span></text:p>
      <text:p text:style-name="P7"><text:span text:style-name="T19"></text:span></text:p>
      <text:p text:style-name="P7"><text:span text:style-name="T19"></text:span></text:p>
      <text:p text:style-name="P7"><text:span text:style-name="T20">4) Interests Management. (</text:span><text:span text:style-name="T19">Add new/update/delete functionality for interest. )</text:span></text:p>
      <text:p text:style-name="P7"><text:span text:style-name="T19"></text:span></text:p>
      <text:p text:style-name="P7"><text:span text:style-name="T20"><text:tab/>Steps :</text:span><text:span text:style-name="T19"> Create a single servlet for new/update/delete using the com.surpriseme.DAOImpl.InterestDAOImpl.</text:span></text:p>
      <text:p text:style-name="P7"><text:span text:style-name="T19">Create one jsp page to view all the interests which should have buttons for edit and delete such as shown in http://multistore1.vevocart.com/admin/default.aspx#CustomerList, vevocart website. You can also take the concept of Phpmyadmin format.</text:span></text:p>
      <text:p text:style-name="P7"><text:span text:style-name="T19"></text:span></text:p>
      <text:p text:style-name="P7"><text:span text:style-name="T19">Create a page to create interest and also create a page to edit and update a interest.</text:span></text:p>
      <text:p text:style-name="P7"><text:span text:style-name="T19"></text:span></text:p>
      <text:p text:style-name="P7"><text:span text:style-name="T19">Try to use Json,Jquery and Ajax to minimise the loading of the page and for smooth UserInterface.</text:span></text:p>
      <text:p text:style-name="P7"><text:span text:style-name="T19">Also provide proper validations.</text:span></text:p>
      <text:p text:style-name="P7"><text:span text:style-name="T19"></text:span></text:p>
      <text:p text:style-name="P8"><text:span text:style-name="T18">5) Notifications Management </text:span></text:p>
      <text:p text:style-name="P7"><text:span text:style-name="T19"/></text:p>
      <text:p text:style-name="P7"><text:span text:style-name="T19"><text:tab/></text:span><text:span text:style-name="T20">Steps :</text:span><text:span text:style-name="T19"> In the notification bar, new notification number should be shown in the right corner as shown in our new Client UI page. When clicked/hover(ur choice) a smooth dropdown list should show five updates in a list form. When clicked on that item whole list is shown in the content(working area). When a user clicks on any link, he would be redirected to that article.</text:span></text:p>
      <text:p text:style-name="P7"><text:span text:style-name="T1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Helvetica" svg:font-family="Helvetica, arial, freesans, clean,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kur Trapasiya</meta:initial-creator>
    <meta:creation-date>2012-10-28T22:10:44</meta:creation-date>
    <dc:date>2012-10-28T23:22:40</dc:date>
    <dc:creator>Ankur Trapasiya</dc:creator>
    <meta:editing-duration>PT41M35S</meta:editing-duration>
    <meta:editing-cycles>2</meta:editing-cycles>
    <meta:generator>LibreOffice/3.5$Linux_x86 LibreOffice_project/350m1$Build-2</meta:generator>
    <meta:document-statistic meta:table-count="0" meta:image-count="0" meta:object-count="0" meta:page-count="2" meta:paragraph-count="44" meta:word-count="590" meta:character-count="3592" meta:non-whitespace-character-count="3049"/>
  </office:meta>
</office:document-meta>
</file>